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27.2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116.54mm"/>
    </style:style>
    <style:style style:name="co5" style:family="table-column">
      <style:table-column-properties fo:break-before="auto" style:column-width="55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3.67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28.26mm" fo:break-before="auto" style:use-optimal-row-height="true"/>
    </style:style>
    <style:style style:name="ro6" style:family="table-row">
      <style:table-row-properties style:row-height="19.07mm" fo:break-before="auto" style:use-optimal-row-height="true"/>
    </style:style>
    <style:style style:name="ro7" style:family="table-row">
      <style:table-row-properties style:row-height="2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Cantarell"/>
    </style:style>
    <style:style style:name="ce2" style:family="table-cell" style:parent-style-name="Default">
      <style:table-cell-properties fo:border-bottom="0.74pt solid #0066cc" fo:background-color="#006699" fo:border-left="0.74pt solid #0066cc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0066cc" fo:border-left="0.74pt solid #0066cc" fo:border-right="none" fo:border-top="0.74pt solid #0066cc" style:vertical-align="top"/>
      <style:text-properties style:font-name="Cantarell"/>
    </style:style>
    <style:style style:name="ce4" style:family="table-cell" style:parent-style-name="Default">
      <style:table-cell-properties style:vertical-align="top"/>
      <style:text-properties style:font-name="Cantarel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74pt solid #0066cc" fo:background-color="#006699" fo:border-left="none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74pt solid #0066cc" fo:border-left="none" fo:border-right="none" fo:border-top="0.74pt solid #0066cc" style:vertical-align="top"/>
      <style:text-properties style:font-name="Cantarell"/>
    </style:style>
    <style:style style:name="ce7" style:family="table-cell" style:parent-style-name="Default">
      <style:table-cell-properties fo:border-bottom="0.74pt solid #0066cc" fo:background-color="#006699" fo:border-left="none" fo:border-right="0.74pt solid #0066cc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66cc" fo:border-left="none" fo:border-right="0.74pt solid #0066cc" fo:border-top="0.74pt solid #0066cc" style:vertical-align="top"/>
      <style:text-properties style:font-name="Cantarell"/>
    </style:style>
    <style:style style:name="ce9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Doc_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FEC Description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provided FEC file meets the Article A47 A-1 article of the Livre des Procédures Fiscales de la DGI.</text:p>
            <text:p>This a text file, where each line fully describes an entry.</text:p>
            <text:p>Lines are of variable length, and separated by the ‘\n’ character (Line Feed – hex 0x0A).</text:p>
            <text:p>Field separator is « | ».</text:p>
            <text:p>Encoding charmap :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Column Number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Title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Content</text:p>
          </table:table-cell>
          <table:table-cell table:style-name="ce5"/>
          <table:table-cell table:style-name="ce2"/>
          <table:table-cell table:style-name="ce5" office:value-type="string" calcext:value-type="string">
            <text:p>Openbook Data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label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Entry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oper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label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identifier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label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Piece referenc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Piece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Entry label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« R » indicator</text:p>
            <text:p>- REC_ID : conciliation number</text:p>
            <text:p>If entry has been settled :</text:p>
            <text:p>- « S » indicator</text:p>
            <text:p>- ENT_STLMT_NUMBER : settlement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REC_DVAL : conciliation effect date</text:p>
            <text:p>If entry has been settled :</text:p>
            <text:p>- ENT_STLMT_STAMP : settlement dat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Valid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External currency amount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Currency identifier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Mnemo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template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template label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Entry status :</text:p>
            <text:p>- « P » : entry forwarded from a previous exercice</text:p>
            <text:p>- « R » : rough entry (not yet validated)</text:p>
            <text:p>- « V » : validated entry</text:p>
            <text:p>- « D » : deleted entry</text:p>
            <text:p>- « F » : entry for a future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rule :</text:p>
            <text:p>- « N » : normal entry</text:p>
            <text:p>- « C » : account solde on exercice closing</text:p>
            <text:p>- « F » : forward entry on exercice opening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st update on 2017-03-23 – Openbook v0.69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_Fr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escription du Fichier des Ecritures Comptables (FEC)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 Fichier des Ecritures Comptables (FEC) fourni par Openbook respecte le contenu de l’Article A47 A-1 article du Livre des Procédures Fiscales de la DGI.</text:p>
            <text:p>Il s’agit d’un fichier text, dans lequel chaque ligne décrit complètement une écriture comptable.</text:p>
            <text:p>Les lignes sont de longueur variables, et séparées entre elles par le caractère ‘\n’ (Line Feed – hex 0x0A).</text:p>
            <text:p>Le caractère séparateur de champ est « | ».</text:p>
            <text:p>Le fichier est encodé en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Column Number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Title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Content</text:p>
          </table:table-cell>
          <table:table-cell table:style-name="ce5"/>
          <table:table-cell table:style-name="ce2"/>
          <table:table-cell table:style-name="ce5" office:value-type="string" calcext:value-type="string">
            <text:p>Openbook Data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Code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sur une séquence continue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comptabilis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Référenc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déb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créd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indicateur « R »</text:p>
            <text:p>- identifiant de la réconciliation</text:p>
            <text:p>Si l’écriture comptable a été lettrée :</text:p>
            <text:p>- indicateur « S »</text:p>
            <text:p>- identifiant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date d’effet de la réconciliation en banque</text:p>
            <text:p>Si l’écriture comptable a été lettrée :</text:p>
            <text:p>- date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valid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en devis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e la devise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Mnemo</text:p>
          </table:table-cell>
          <table:table-cell table:style-name="ce6"/>
          <table:table-cell table:style-name="ce3"/>
          <table:table-cell table:style-name="ce6" office:value-type="string" calcext:value-type="string">
            <text:p>Mnémonique du modèle d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u modèle d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Statut de l’écriture comptable :</text:p>
            <text:p>- « P » : écriture comptable provenant d’un exercice précédent</text:p>
            <text:p>- « R » : écriture comptable en mode brouillon</text:p>
            <text:p>- « V » : écriture comptable validée</text:p>
            <text:p>- « D » : écriture supprimée</text:p>
            <text:p>- « F » : écriture comptable imputée sur un prochain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Rôle de l’écriture comptable :</text:p>
            <text:p>- « N » : normal</text:p>
            <text:p>- « C » : écriture de clôture d’exercice (solde des comptes)</text:p>
            <text:p>- « F » : écriture d’ouverture d’exercice (reports à nouveaux)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rnière mise à jour le 23/03/2017 - <text:s/>Openbook v0.69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9:03.338379015</meta:creation-date>
    <dc:date>2017-03-23T18:44:17.472586861</dc:date>
    <meta:editing-duration>PT59M1S</meta:editing-duration>
    <meta:editing-cycles>6</meta:editing-cycles>
    <meta:generator>LibreOffice/5.1.6.2.0$Linux_X86_64 LibreOffice_project/10$Build-2</meta:generator>
    <meta:print-date>2017-03-23T18:42:36.063518397</meta:print-date>
    <meta:document-statistic meta:table-count="2" meta:cell-count="192" meta:object-count="0"/>
  </office:meta>
</office:document-meta>
</file>